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25-01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23-01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22-03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21-01-12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20-01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9-01-3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8-01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7-01-25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8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7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7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7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3806</text:p>
          </table:table-cell>
          <table:table-cell office:value-type="string" calcext:value-type="string">
            <text:p>Fayetteville Quad</text:p>
          </table:table-cell>
          <table:table-cell office:value-type="string" calcext:value-type="string">
            <text:p>196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